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81aca6" draw:textarea-horizontal-align="justify" draw:textarea-vertical-align="middle" draw:auto-grow-height="false" fo:min-height="10.62cm" fo:min-width="7.227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="solid" draw:fill-color="#50938a" draw:textarea-horizontal-align="justify" draw:textarea-vertical-align="middle" draw:auto-grow-height="false" fo:min-height="15.451cm" fo:min-width="5.068cm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draw:stroke-dash="Double_20_Dash" svg:stroke-color="#000000" svg:stroke-linecap="butt" draw:fill="solid" draw:fill-color="#dee6ef" draw:textarea-horizontal-align="justify" draw:textarea-vertical-align="middle" draw:auto-grow-height="false" fo:min-height="3.185cm" fo:min-width="5.525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fill="solid" draw:fill-color="#50938a" draw:textarea-horizontal-align="justify" draw:textarea-vertical-align="middle" draw:auto-grow-height="false" fo:min-height="10.771cm" fo:min-width="5.068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="solid" draw:fill-color="#77bc65" draw:textarea-horizontal-align="justify" draw:textarea-vertical-align="middle" draw:auto-grow-height="false" fo:min-height="3.153cm" fo:min-width="5.841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106cm" svg:stroke-color="#000000" draw:marker-start="Extrémités_20_de_20_flèche_20_4" draw:marker-start-width="0.358cm" draw:marker-end="Extrémités_20_de_20_flèche_20_4" draw:marker-end-width="0.358cm" draw:fill="solid" draw:textarea-vertical-align="middle" fo:padding-top="0.177cm" fo:padding-bottom="0.177cm" fo:padding-left="0.302cm" fo:padding-right="0.302cm" loext:decorative="false"/>
    </style:style>
    <style:style style:name="gr7" style:family="graphic" style:parent-style-name="objectwithoutfill">
      <style:graphic-properties svg:stroke-width="0.106cm" svg:stroke-color="#000000" draw:marker-start="Extrémités_20_de_20_flèche_20_6" draw:marker-start-width="0.359cm" draw:marker-end="Extrémités_20_de_20_flèche_20_6" draw:marker-end-width="0.459cm" draw:fill="solid" draw:textarea-vertical-align="middle" fo:padding-top="0.178cm" fo:padding-bottom="0.178cm" fo:padding-left="0.303cm" fo:padding-right="0.303cm" loext:decorative="false"/>
    </style:style>
    <style:style style:name="gr8" style:family="graphic" style:parent-style-name="objectwithoutfill">
      <style:graphic-properties svg:stroke-width="0.1cm" svg:stroke-color="#000000" draw:marker-start-width="0.35cm" draw:marker-end="Small_20_Arrow" draw:marker-end-width="0.35cm" draw:fill="solid" draw:textarea-vertical-align="middle" fo:padding-top="0.175cm" fo:padding-bottom="0.175cm" fo:padding-left="0.3cm" fo:padding-right="0.3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575cm" fo:min-width="0cm" loext:decorative="false"/>
      <style:paragraph-properties style:writing-mode="lr-tb"/>
    </style:style>
    <style:style style:name="gr10" style:family="graphic" style:parent-style-name="standard">
      <style:graphic-properties svg:stroke-color="#000000" draw:fill="solid" draw:fill-color="#50938a" draw:textarea-horizontal-align="justify" draw:textarea-vertical-align="middle" draw:auto-grow-height="false" fo:min-height="4.275cm" fo:min-width="5.068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3.149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893cm" fo:min-width="0cm" loext:decorative="false"/>
      <style:paragraph-properties style:writing-mode="lr-tb"/>
    </style:style>
    <style:style style:name="gr13" style:family="graphic" style:parent-style-name="objectwithoutfill">
      <style:graphic-properties svg:stroke-width="0.035cm" svg:stroke-color="#000000" draw:marker-start="Arrow" draw:marker-start-width="0.253cm" draw:marker-end-width="0.253cm" draw:fill="solid" draw:textarea-vertical-align="middle" fo:padding-top="0.143cm" fo:padding-bottom="0.143cm" fo:padding-left="0.268cm" fo:padding-right="0.268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0cm" loext:decorative="false"/>
      <style:paragraph-properties style:writing-mode="lr-tb"/>
    </style:style>
    <style:style style:name="gr16" style:family="graphic" style:parent-style-name="standard">
      <style:graphic-properties svg:stroke-color="#000000" draw:fill="solid" draw:fill-color="#81aca6" draw:textarea-horizontal-align="justify" draw:textarea-vertical-align="middle" draw:auto-grow-height="false" fo:min-height="3.179cm" fo:min-width="5.005cm" style:writing-mode="lr-tb" loext:decorative="false"/>
      <style:paragraph-properties style:writing-mode="lr-tb"/>
    </style:style>
    <style:style style:name="gr17" style:family="graphic" style:parent-style-name="objectwithoutfill">
      <style:graphic-properties svg:stroke-width="0.081cm" svg:stroke-color="#000000" draw:marker-start="Extrémités_20_de_20_flèche_20_4" draw:marker-start-width="0.321cm" draw:marker-end="Extrémités_20_de_20_flèche_20_4" draw:marker-end-width="0.321cm" draw:fill="solid" draw:textarea-vertical-align="middle" fo:padding-top="0.165cm" fo:padding-bottom="0.165cm" fo:padding-left="0.29cm" fo:padding-right="0.29cm" loext:decorative="false"/>
    </style:style>
    <style:style style:name="gr18" style:family="graphic" style:parent-style-name="objectwithoutfill">
      <style:graphic-properties svg:stroke-width="0.081cm" svg:stroke-color="#000000" draw:marker-start="Arrowheads_20_1" draw:marker-start-width="0.421cm" draw:marker-end="Arrowheads_20_2" draw:marker-end-width="0.421cm" draw:fill="solid" draw:textarea-vertical-align="middle" fo:padding-top="0.165cm" fo:padding-bottom="0.165cm" fo:padding-left="0.29cm" fo:padding-right="0.29cm" loext:decorative="false"/>
    </style:style>
    <style:style style:name="P1" style:family="paragraph">
      <style:paragraph-properties fo:text-align="center" style:writing-mode="lr-tb"/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P2" style:family="paragraph">
      <loext:graphic-properties draw:fill="solid" draw:fill-color="#81aca6"/>
      <style:paragraph-properties fo:text-align="center" style:writing-mode="lr-tb"/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="solid" draw:fill-color="#50938a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 style:writing-mode="lr-tb"/>
      <style:text-properties fo:font-size="24pt" style:font-size-asian="24pt" style:font-size-complex="24pt"/>
    </style:style>
    <style:style style:name="P6" style:family="paragraph">
      <loext:graphic-properties draw:fill="solid" draw:fill-color="#dee6ef"/>
      <style:paragraph-properties fo:text-align="center" style:writing-mode="lr-tb"/>
      <style:text-properties fo:font-size="24pt" style:font-size-asian="24pt" style:font-size-complex="24pt"/>
    </style:style>
    <style:style style:name="P7" style:family="paragraph">
      <loext:graphic-properties draw:fill="solid" draw:fill-color="#77bc65"/>
      <style:paragraph-properties fo:text-align="center" style:writing-mode="lr-tb"/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T1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.727cm" svg:height="10.87cm" svg:x="25.686cm" svg:y="0.56cm">
          <draw:glue-point draw:id="4" svg:x="4.017cm" svg:y="5cm"/>
          <text:p text:style-name="P1"><text:span text:style-name="T1">Cache 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.568cm" svg:height="15.701cm" svg:x="17.272cm" svg:y="0.555cm">
          <draw:glue-point draw:id="4" svg:x="-5.001cm" svg:y="2.816cm"/>
          <text:p text:style-name="P3"><text:span text:style-name="T2">Front-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6.025cm" svg:height="3.435cm" svg:x="26.537cm" svg:y="1.329cm">
          <text:p text:style-name="P5"><text:span text:style-name="T3">Write-Through</text:span></text:p>
          <text:p text:style-name="P5"><text:span text:style-name="T3">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6.025cm" svg:height="3.435cm" svg:x="26.637cm" svg:y="7.329cm">
          <text:p text:style-name="P5"><text:span text:style-name="T3">Data-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5.568cm" svg:height="11.021cm" svg:x="36.072cm" svg:y="0.555cm">
          <text:p text:style-name="P3"><text:span text:style-name="T2">Back-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6.341cm" svg:height="3.403cm" draw:transform="skewX (0.00436332312998582) translate (25.685cm 12.827cm)">
          <text:p text:style-name="P1"><text:span text:style-name="T1">Cache</text:span></text:p>
          <text:p text:style-name="P1"><text:span text:style-name="T1">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draw:type="line" svg:x1="33.413cm" svg:y1="9.094cm" svg:x2="36.213cm" svg:y2="9.104cm" svg:d="M33413 9094l2800 10" svg:viewBox="0 0 2801 11">
          <text:p/>
        </draw:connector>
        <draw:connector draw:style-name="gr6" draw:text-style-name="P8" draw:layer="layout" draw:type="line" svg:x1="22.813cm" svg:y1="3.094cm" svg:x2="25.713cm" svg:y2="3.104cm" svg:d="M22813 3094l2900 10" svg:viewBox="0 0 2901 11">
          <text:p/>
        </draw:connector>
        <draw:connector draw:style-name="gr6" draw:text-style-name="P8" draw:layer="layout" draw:type="line" svg:x1="22.813cm" svg:y1="14.494cm" svg:x2="25.713cm" svg:y2="14.504cm" svg:d="M22813 14494l2900 10" svg:viewBox="0 0 2901 11">
          <text:p/>
        </draw:connector>
        <draw:line draw:style-name="gr7" draw:text-style-name="P8" draw:layer="layout" svg:x1="29.097cm" svg:y1="11.403cm" svg:x2="29.097cm" svg:y2="12.803cm">
          <text:p/>
        </draw:line>
        <draw:connector draw:style-name="gr6" draw:text-style-name="P8" draw:layer="layout" draw:type="line" svg:x1="41.666cm" svg:y1="6.048cm" svg:x2="45.666cm" svg:y2="6.058cm" svg:d="M41666 6048l4000 10" svg:viewBox="0 0 4001 11">
          <text:p/>
        </draw:connector>
        <draw:line draw:style-name="gr8" draw:text-style-name="P8" draw:layer="layout" svg:x1="33.474cm" svg:y1="3.048cm" svg:x2="36.141cm" svg:y2="3.048cm">
          <text:p/>
        </draw:line>
        <draw:frame draw:style-name="gr9" draw:text-style-name="P10" draw:layer="layout" svg:width="4.576cm" svg:height="1.825cm" svg:x="41.487cm" svg:y="4.318cm">
          <draw:text-box>
            <text:p text:style-name="P9"><text:span text:style-name="T4">Back-end I/F</text:span></text:p>
            <text:p text:style-name="P9"><text:span text:style-name="T5">(IOb | AXI)</text:span></text:p>
          </draw:text-box>
        </draw:frame>
        <draw:custom-shape draw:style-name="gr10" draw:text-style-name="P4" xml:id="id3" draw:id="id3" draw:layer="layout" svg:width="5.568cm" svg:height="4.525cm" svg:x="7.64cm" svg:y="5.969cm">
          <text:p text:style-name="P3"><text:span text:style-name="T2">Universal</text:span></text:p>
          <text:p text:style-name="P3"><text:span text:style-name="T2">Conver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0" draw:layer="layout" svg:width="6.095cm" svg:height="3.399cm" svg:x="1.906cm" svg:y="6.507cm">
          <draw:text-box>
            <text:p text:style-name="P9"><text:span text:style-name="T4">Front-end I/F</text:span></text:p>
            <text:p text:style-name="P9"><text:span text:style-name="T5">(IOb | AXI-Lite | Wishbone)</text:span></text:p>
          </draw:text-box>
        </draw:frame>
        <draw:frame draw:style-name="gr12" draw:text-style-name="P10" draw:layer="layout" svg:width="3.175cm" svg:height="1.143cm" svg:x="13.716cm" svg:y="6.731cm">
          <draw:text-box>
            <text:p text:style-name="P9"><text:span text:style-name="T4">IOb Bus</text:span></text:p>
          </draw:text-box>
        </draw:frame>
        <draw:line draw:style-name="gr13" draw:text-style-name="P8" draw:layer="layout" svg:x1="40.319cm" svg:y1="14.967cm" svg:x2="41.892cm" svg:y2="14.967cm">
          <text:p/>
        </draw:line>
        <draw:line draw:style-name="gr13" draw:text-style-name="P8" draw:layer="layout" svg:x1="41.957cm" svg:y1="14.18cm" svg:x2="40.318cm" svg:y2="14.18cm">
          <text:p/>
        </draw:line>
        <draw:frame draw:style-name="gr14" draw:text-style-name="P11" draw:layer="layout" svg:width="3.748cm" svg:height="1.08cm" svg:x="41.847cm" svg:y="12.954cm">
          <draw:text-box>
            <text:p text:style-name="P9"><text:span text:style-name="T4">invalidate</text:span></text:p>
          </draw:text-box>
        </draw:frame>
        <draw:line draw:style-name="gr13" draw:text-style-name="P8" draw:layer="layout" svg:x1="41.935cm" svg:y1="13.483cm" svg:x2="40.319cm" svg:y2="13.483cm">
          <text:p/>
        </draw:line>
        <draw:line draw:style-name="gr13" draw:text-style-name="P8" draw:layer="layout" svg:x1="40.32cm" svg:y1="15.679cm" svg:x2="41.893cm" svg:y2="15.679cm">
          <text:p/>
        </draw:line>
        <draw:frame draw:style-name="gr15" draw:text-style-name="P11" draw:layer="layout" svg:width="4.013cm" svg:height="1.058cm" svg:x="41.847cm" svg:y="13.674cm">
          <draw:text-box>
            <text:p text:style-name="P9"><text:span text:style-name="T4">wtb_empty</text:span></text:p>
          </draw:text-box>
        </draw:frame>
        <draw:frame draw:style-name="gr14" draw:text-style-name="P11" draw:layer="layout" svg:width="3.748cm" svg:height="1.08cm" svg:x="41.848cm" svg:y="14.478cm">
          <draw:text-box>
            <text:p text:style-name="P9"><text:span text:style-name="T4">invalidate</text:span></text:p>
          </draw:text-box>
        </draw:frame>
        <draw:frame draw:style-name="gr15" draw:text-style-name="P11" draw:layer="layout" svg:width="4.013cm" svg:height="1.058cm" svg:x="41.848cm" svg:y="15.058cm">
          <draw:text-box>
            <text:p text:style-name="P9"><text:span text:style-name="T4">wtb_empty</text:span></text:p>
          </draw:text-box>
        </draw:frame>
        <draw:custom-shape draw:style-name="gr16" draw:text-style-name="P2" xml:id="id2" draw:id="id2" draw:layer="layout" svg:width="5.505cm" svg:height="3.429cm" svg:x="34.812cm" svg:y="12.827cm">
          <draw:glue-point draw:id="4" svg:x="-5.002cm" svg:y="-2.776cm"/>
          <text:p text:style-name="P1"><text:span text:style-name="T1">Cache Chain</text:span><text:span text:style-name="T1"><text:line-break/></text:span><text:span text:style-name="T1">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8" draw:layer="layout" draw:type="line" svg:x1="32.018cm" svg:y1="14.595cm" svg:x2="34.818cm" svg:y2="14.605cm" svg:d="M32018 14595l2800 10" svg:viewBox="0 0 2801 11">
          <text:p/>
        </draw:connector>
        <draw:connector draw:style-name="gr18" draw:text-style-name="P8" draw:layer="layout" svg:x1="32.652cm" svg:y1="11.43cm" svg:x2="34.812cm" svg:y2="13.59cm" draw:start-shape="id1" draw:start-glue-point="4" draw:end-shape="id2" draw:end-glue-point="4" svg:d="M32652 11430v2160h2160" svg:viewBox="0 0 2161 2161">
          <text:p/>
        </draw:connector>
        <draw:connector draw:style-name="gr6" draw:text-style-name="P8" draw:layer="layout" draw:type="line" svg:x1="13.208cm" svg:y1="8.231cm" svg:x2="17.272cm" svg:y2="8.265cm" draw:start-shape="id3" draw:start-glue-point="1" svg:d="M13208 8231l4064 34" svg:viewBox="0 0 4065 35">
          <text:p/>
        </draw:connector>
        <draw:connector draw:style-name="gr6" draw:text-style-name="P8" draw:layer="layout" draw:type="line" svg:x1="1.838cm" svg:y1="8.222cm" svg:x2="7.62cm" svg:y2="8.265cm" svg:d="M1838 8222l5782 43" svg:viewBox="0 0 5783 4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Extrémités_20_de_20_flèche_20_4" draw:display-name="Extrémités de flèche 4" svg:viewBox="0 0 20 40" svg:d="M0 40l10-40 10 40z"/>
    <draw:marker draw:name="Extrémités_20_de_20_flèche_20_6" draw:display-name="Extrémités de flèche 6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47.701cm" fo:page-height="16.9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8-19T17:27:12.558650166</meta:creation-date>
    <dc:date>2026-01-12T18:01:04.260182452</dc:date>
    <meta:editing-duration>PT17H52M22S</meta:editing-duration>
    <meta:editing-cycles>73</meta:editing-cycles>
    <meta:generator>LibreOffice/25.8.4.2$Linux_X86_64 LibreOffice_project/580$Build-2</meta:generator>
    <meta:document-statistic meta:object-count="29"/>
  </office:meta>
</office:document-meta>
</file>